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officeooo:rsid="001c1402" officeooo:paragraph-rsid="001c1402"/>
    </style:style>
    <style:style style:name="P2" style:family="paragraph" style:parent-style-name="Standard">
      <style:paragraph-properties fo:text-align="end" style:justify-single-word="false"/>
      <style:text-properties officeooo:rsid="001c1402" officeooo:paragraph-rsid="001c1402"/>
    </style:style>
    <style:style style:name="P3" style:family="paragraph" style:parent-style-name="Standard">
      <style:paragraph-properties fo:text-align="start" style:justify-single-word="false"/>
      <style:text-properties fo:font-weight="bold" officeooo:rsid="001c1402" officeooo:paragraph-rsid="001c1402" style:font-weight-asian="bold" style:font-weight-complex="bold"/>
    </style:style>
    <style:style style:name="P4" style:family="paragraph" style:parent-style-name="Standard">
      <style:paragraph-properties fo:text-align="start" style:justify-single-word="false"/>
      <style:text-properties fo:font-weight="bold" officeooo:rsid="001df44a" officeooo:paragraph-rsid="001df44a" style:font-weight-asian="bold" style:font-weight-complex="bold"/>
    </style:style>
    <style:style style:name="P5" style:family="paragraph" style:parent-style-name="Standard">
      <style:paragraph-properties fo:text-align="start" style:justify-single-word="false"/>
      <style:text-properties fo:font-weight="bold" officeooo:rsid="001fcc05" officeooo:paragraph-rsid="001fcc05" style:font-weight-asian="bold" style:font-weight-complex="bold"/>
    </style:style>
    <style:style style:name="P6" style:family="paragraph" style:parent-style-name="Standard">
      <style:paragraph-properties fo:text-align="start" style:justify-single-word="false"/>
      <style:text-properties fo:font-weight="bold" officeooo:rsid="001fcc05" officeooo:paragraph-rsid="0021722d" style:font-weight-asian="bold" style:font-weight-complex="bold"/>
    </style:style>
    <style:style style:name="P7" style:family="paragraph" style:parent-style-name="Standard">
      <style:paragraph-properties fo:text-align="start" style:justify-single-word="false"/>
      <style:text-properties fo:font-weight="bold" officeooo:rsid="002139c1" officeooo:paragraph-rsid="002139c1" style:font-weight-asian="bold" style:font-weight-complex="bold"/>
    </style:style>
    <style:style style:name="P8" style:family="paragraph" style:parent-style-name="Standard">
      <style:paragraph-properties fo:text-align="start" style:justify-single-word="false"/>
      <style:text-properties fo:font-weight="bold" officeooo:rsid="0021722d" officeooo:paragraph-rsid="0021722d" style:font-weight-asian="bold" style:font-weight-complex="bold"/>
    </style:style>
    <style:style style:name="P9" style:family="paragraph" style:parent-style-name="Standard">
      <style:paragraph-properties fo:text-align="start" style:justify-single-word="false"/>
      <style:text-properties fo:font-weight="bold" officeooo:paragraph-rsid="0021722d" style:font-weight-asian="bold" style:font-weight-complex="bold"/>
    </style:style>
    <style:style style:name="P10" style:family="paragraph" style:parent-style-name="Standard">
      <style:paragraph-properties fo:text-align="start" style:justify-single-word="false"/>
      <style:text-properties officeooo:paragraph-rsid="0021722d"/>
    </style:style>
    <style:style style:name="P11" style:family="paragraph" style:parent-style-name="Standard">
      <style:paragraph-properties fo:text-align="start" style:justify-single-word="false"/>
      <style:text-properties fo:font-weight="normal" officeooo:rsid="001df44a" officeooo:paragraph-rsid="001df44a" style:font-weight-asian="normal" style:font-weight-complex="normal"/>
    </style:style>
    <style:style style:name="P12" style:family="paragraph" style:parent-style-name="Standard">
      <style:paragraph-properties fo:text-align="start" style:justify-single-word="false"/>
      <style:text-properties fo:font-weight="normal" officeooo:rsid="001fcc05" officeooo:paragraph-rsid="001fcc05" style:font-weight-asian="normal" style:font-weight-complex="normal"/>
    </style:style>
    <style:style style:name="P13" style:family="paragraph" style:parent-style-name="Standard">
      <style:paragraph-properties fo:text-align="start" style:justify-single-word="false"/>
      <style:text-properties fo:font-weight="normal" officeooo:rsid="002139c1" officeooo:paragraph-rsid="002139c1" style:font-weight-asian="normal" style:font-weight-complex="normal"/>
    </style:style>
    <style:style style:name="P14" style:family="paragraph" style:parent-style-name="Standard">
      <style:paragraph-properties fo:text-align="start" style:justify-single-word="false"/>
      <style:text-properties fo:font-weight="normal" officeooo:rsid="00236598" officeooo:paragraph-rsid="00236598" style:font-weight-asian="normal" style:font-weight-complex="normal"/>
    </style:style>
    <style:style style:name="T1" style:family="text">
      <style:text-properties officeooo:rsid="001df44a"/>
    </style:style>
    <style:style style:name="T2" style:family="text">
      <style:text-properties officeooo:rsid="001fcc05"/>
    </style:style>
    <style:style style:name="T3" style:family="text">
      <style:text-properties fo:font-weight="normal" style:font-weight-asian="normal" style:font-weight-complex="normal"/>
    </style:style>
    <style:style style:name="T4" style:family="text">
      <style:text-properties fo:font-weight="normal" officeooo:rsid="0021722d" style:font-weight-asian="normal" style:font-weight-complex="normal"/>
    </style:style>
    <style:style style:name="T5" style:family="text">
      <style:text-properties fo:font-weight="normal" officeooo:rsid="00236598"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officeooo:rsid="0021722d"/>
    </style:style>
    <style:style style:name="T9" style:family="text">
      <style:text-properties fo:font-weight="bold" style:font-weight-asian="bold" style:font-weight-complex="bold"/>
    </style:style>
    <style:style style:name="T10" style:family="text">
      <style:text-properties fo:font-weight="bold" officeooo:rsid="0021722d" style:font-weight-asian="bold" style:font-weight-complex="bold"/>
    </style:style>
    <style:style style:name="T11" style:family="text">
      <style:text-properties officeooo:rsid="00250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hael Brecker</text:p>
      <text:p text:style-name="P2">CIS 457</text:p>
      <text:p text:style-name="P2">Lab 01</text:p>
      <text:p text:style-name="P1"/>
      <text:p text:style-name="P3">1. Exp<text:span text:style-name="T2">l</text:span>ain why <text:span text:style-name="T2">W</text:span>ireshark <text:span text:style-name="T1">is seeing traffic even when you are not actively using any network applications.</text:span></text:p>
      <text:p text:style-name="P3"/>
      <text:p text:style-name="P12">There is always going to be background communication to verify <text:span text:style-name="T11">connections within the network between devices. </text:span></text:p>
      <text:p text:style-name="P11"/>
      <text:p text:style-name="P4">2. Choose some protocol you are seeing in the traffic. What does this specific protocol do? Why is it important to the network?</text:p>
      <text:p text:style-name="P4"/>
      <text:p text:style-name="P11">While looking at the HTTP protocol, this protocol seems to be important for communication <text:span text:style-name="T2">over the Internet to retrieve information from a website. </text:span></text:p>
      <text:p text:style-name="P4"/>
      <text:p text:style-name="P4">3. How can you tell if a packet is sent by your computer? Can you find any packets that are neither sent by or destined specifically for your computer? (You should be able to.) Why do you see these?</text:p>
      <text:p text:style-name="P4"/>
      <text:p text:style-name="P11">You can tell if a packet is sent by your computer by looking at the source address. If the source address matches your computer's address (Ex. 148.61.112.11). There are indeed packets that are not sent or destined for the computer. These packets seem <text:span text:style-name="T2">transferring between other devices on the network, such as a router.</text:span></text:p>
      <text:p text:style-name="P11"/>
      <text:p text:style-name="P5">4. List the protocols being used by this packet at the application, transport, network, and link layers.</text:p>
      <text:p text:style-name="P5"/>
      <text:p text:style-name="P5"><text:span text:style-name="T3">Application Layer: Hypertext Transfer Protocol</text:span></text:p>
      <text:p text:style-name="P5"><text:span text:style-name="T3">Transport Layer: Transmission Control Protocol</text:span></text:p>
      <text:p text:style-name="P5"><text:span text:style-name="T3">Network Layer: Internet Protocol Version 4</text:span></text:p>
      <text:p text:style-name="P5"><text:span text:style-name="T3">Link Layer: Ethernet II</text:span></text:p>
      <text:p text:style-name="P5"><text:span text:style-name="T3"/></text:p>
      <text:p text:style-name="P5">5. If you requested any web page aside from a very minimal one, you should see a large amount of traffic generated, not just a single request and response. Explain why.</text:p>
      <text:p text:style-name="P5"/>
      <text:p text:style-name="P12">Since packages are limited to a certain size, the data of a web page may not fit in a single package. Therefore, multiple packages would have to be sent in order to receive all the data.</text:p>
      <text:p text:style-name="P12"/>
      <text:p text:style-name="P5">6. The protocols at two different layers contain address information. In which protocols do you see addresses? Why does it make sense for there to be addresses at both of these layers?</text:p>
      <text:p text:style-name="P5"/>
      <text:p text:style-name="P13">The Internet Protocol Version 4 and the Ethernet II protocols contain address information. At the Link layer, this makes sense because it needs to know where the packet is coming from (router) and where it is going to (destination PC). At the network layer, this makes sense because it needs to know who is requesting the data and from where.</text:p>
      <text:p text:style-name="P12"/>
      <text:p text:style-name="P5"/>
      <text:p text:style-name="P5"/>
      <text:p text:style-name="P5"><text:soft-page-break/></text:p>
      <text:p text:style-name="P5">7. Find the HTTP response packet corresponding to the HTTP request. Compare the contexts of the <text:span text:style-name="T6">network layer</text:span><text:span text:style-name="T7"> headers in the request and response. Is there a relation between the information in this header in the two packets? Explain.</text:span></text:p>
      <text:p text:style-name="P7"><text:span text:style-name="T7"/></text:p>
      <text:p text:style-name="P13"><text:span text:style-name="T7">They both have the same header length and both use TCP protocol. The source address of the request becomes the destination address of the response. </text:span></text:p>
      <text:p text:style-name="P13"><text:span text:style-name="T7"/></text:p>
      <text:p text:style-name="P8"><text:span text:style-name="T7">8. The protocols used at some layers are dependent on the application, and at some layers dependent on the network. Comparing the DNS packet you found with the HTTP packet, at which layers did the protocol in use change? At which layers did it stay the same?</text:span></text:p>
      <text:p text:style-name="P5"><text:s/></text:p>
      <text:p text:style-name="P6"><text:span text:style-name="T3">Application Layer: </text:span><text:span text:style-name="T4">Domain Name System</text:span></text:p>
      <text:p text:style-name="P6"><text:span text:style-name="T3">Transport Layer: </text:span><text:span text:style-name="T4">User Datagram Protocol</text:span></text:p>
      <text:p text:style-name="P6"><text:span text:style-name="T3">Network Layer: Internet Protocol Version 4</text:span></text:p>
      <text:p text:style-name="P6"><text:span text:style-name="T3">Link Layer: Ethernet II</text:span></text:p>
      <text:p text:style-name="P6"><text:span text:style-name="T3"/></text:p>
      <text:p text:style-name="P8"><text:span text:style-name="T3">The Application </text:span><text:span text:style-name="T5">and</text:span><text:span text:style-name="T3"> Transport layers changed while the Network and Link layers remained the same.</text:span></text:p>
      <text:p text:style-name="P12"/>
      <text:p text:style-name="P10"><text:span text:style-name="T10">9. </text:span><text:span text:style-name="T9">Compare the information in a TCP header and a UDP header. If some packets work fine with the smaller amount of information in the UDP header, why do you think TCP is used for the HTTP traffic?</text:span></text:p>
      <text:p text:style-name="P3"/>
      <text:p text:style-name="P14">TCP headers are more reliable than UDP headers. They are slower and larger, but guarantee that the data will be transferred successfully.</text:p>
      <text:p text:style-name="P1"/>
      <text:p text:style-name="P9"><text:span text:style-name="T8">10. </text:span>Looking at the actual packet contents, which protocols send human-readable (ascii) data over the network? Is there any reason why we would want network traffic to be human-readable?</text:p>
      <text:p text:style-name="P9"/>
      <text:p text:style-name="P14">HTTP, DNS, Syslog, NLM, and NFS protocols each contain some human readable data over the network. This could be desirable to help with diagnostics and to see what exactly is going on over the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4:31:56.784521570</meta:creation-date>
    <dc:date>2017-01-10T15:44:45.545751457</dc:date>
    <meta:editing-duration>PT26M36S</meta:editing-duration>
    <meta:editing-cycles>4</meta:editing-cycles>
    <meta:generator>LibreOffice/5.0.6.2$Linux_X86_64 LibreOffice_project/00$Build-2</meta:generator>
    <meta:document-statistic meta:table-count="0" meta:image-count="0" meta:object-count="0" meta:page-count="2" meta:paragraph-count="31" meta:word-count="644" meta:character-count="3773" meta:non-whitespace-character-count="3155"/>
  </office:meta>
</office:document-meta>
</file>